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lasses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rgent</text:p>
          </table:table-cell>
        </table:table-row>
        <table:table-row table:style-name="ro2">
          <table:table-cell office:value-type="string">
            <text:p>Conduite</text:p>
          </table:table-cell>
          <table:table-cell office:value-type="string">
            <text:p>CD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office:value-type="string">
            <text:p>Evénements sans protection</text:p>
          </table:table-cell>
          <table:table-cell office:value-type="string">
            <text:p>EsP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office:value-type="string">
            <text:p>Formation Conducteur</text:p>
          </table:table-cell>
          <table:table-cell office:value-type="string">
            <text:p>PC</text:p>
          </table:table-cell>
          <table:table-cell office:value-type="float" office:value="18000">
            <text:p>18000</text:p>
          </table:table-cell>
        </table:table-row>
        <table:table-row table:style-name="ro2">
          <table:table-cell office:value-type="string">
            <text:p>Maintenance au stand</text:p>
          </table:table-cell>
          <table:table-cell office:value-type="string">
            <text:p>MS</text:p>
          </table:table-cell>
          <table:table-cell office:value-type="float" office:value="7000">
            <text:p>7000</text:p>
          </table:table-cell>
        </table:table-row>
        <table:table-row table:style-name="ro2">
          <table:table-cell office:value-type="string">
            <text:p>Organisation</text:p>
          </table:table-cell>
          <table:table-cell office:value-type="string">
            <text:p>PO</text:p>
          </table:table-cell>
          <table:table-cell office:value-type="float" office:value="20000">
            <text:p>20000</text:p>
          </table:table-cell>
        </table:table-row>
        <table:table-row table:style-name="ro2">
          <table:table-cell office:value-type="string">
            <text:p>Préparation véhicule</text:p>
          </table:table-cell>
          <table:table-cell office:value-type="string">
            <text:p>PV</text:p>
          </table:table-cell>
          <table:table-cell office:value-type="float" office:value="24000">
            <text:p>24000</text:p>
          </table:table-cell>
        </table:table-row>
      </table:table>
      <table:database-ranges>
        <table:database-range table:target-range-address="Feuille1.A1:Feuille1.C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9">19/09/2010</text:date>, <text:time>17:4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9-19T17:46:02.99</dc:date>
    <dc:creator>Franck OURION</dc:creator>
    <meta:editing-duration>PT00H09M39S</meta:editing-duration>
    <meta:editing-cycles>6</meta:editing-cycles>
    <meta:generator>OpenOffice.org/3.1$Win32 OpenOffice.org_project/310m19$Build-9420</meta:generator>
    <meta:document-statistic meta:table-count="1" meta:cell-count="21" meta:object-count="0"/>
  </office:meta>
</office:document-meta>
</file>